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30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3:11: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94947" calcext:value-type="float">
            <text:p>494947</text:p>
          </table:table-cell>
          <table:table-cell office:value-type="float" office:value="319655" calcext:value-type="float">
            <text:p>319655</text:p>
          </table:table-cell>
          <table:table-cell office:value-type="float" office:value="175292" calcext:value-type="float">
            <text:p>175292</text:p>
          </table:table-cell>
          <table:table-cell/>
          <table:table-cell office:value-type="float" office:value="15478" calcext:value-type="float">
            <text:p>15478</text:p>
          </table:table-cell>
          <table:table-cell office:value-type="float" office:value="12388" calcext:value-type="float">
            <text:p>12388</text:p>
          </table:table-cell>
          <table:table-cell office:value-type="float" office:value="3090" calcext:value-type="float">
            <text:p>3090</text:p>
          </table:table-cell>
          <table:table-cell/>
          <table:table-cell office:value-type="float" office:value="13544" calcext:value-type="float">
            <text:p>13544</text:p>
          </table:table-cell>
          <table:table-cell office:value-type="float" office:value="7529" calcext:value-type="float">
            <text:p>7529</text:p>
          </table:table-cell>
          <table:table-cell office:value-type="float" office:value="6015" calcext:value-type="float">
            <text:p>6015</text:p>
          </table:table-cell>
          <table:table-cell/>
          <table:table-cell table:formula="of:=[.M2]/([.E2]+[.I2]+[.M2])" office:value-type="percentage" office:value="0.0326198365483169" calcext:value-type="percentage">
            <text:p>3.2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455480" calcext:value-type="float">
            <text:p>1455480</text:p>
          </table:table-cell>
          <table:table-cell office:value-type="float" office:value="1277646" calcext:value-type="float">
            <text:p>1277646</text:p>
          </table:table-cell>
          <table:table-cell office:value-type="float" office:value="177834" calcext:value-type="float">
            <text:p>177834</text:p>
          </table:table-cell>
          <table:table-cell/>
          <table:table-cell office:value-type="float" office:value="33716" calcext:value-type="float">
            <text:p>33716</text:p>
          </table:table-cell>
          <table:table-cell office:value-type="float" office:value="30642" calcext:value-type="float">
            <text:p>30642</text:p>
          </table:table-cell>
          <table:table-cell office:value-type="float" office:value="3074" calcext:value-type="float">
            <text:p>3074</text:p>
          </table:table-cell>
          <table:table-cell/>
          <table:table-cell office:value-type="float" office:value="22041" calcext:value-type="float">
            <text:p>22041</text:p>
          </table:table-cell>
          <table:table-cell office:value-type="float" office:value="18536" calcext:value-type="float">
            <text:p>18536</text:p>
          </table:table-cell>
          <table:table-cell office:value-type="float" office:value="3505" calcext:value-type="float">
            <text:p>3505</text:p>
          </table:table-cell>
          <table:table-cell/>
          <table:table-cell table:formula="of:=[.M3]/([.E3]+[.I3]+[.M3])" office:value-type="percentage" office:value="0.0190062522707184" calcext:value-type="percentage">
            <text:p>1.9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391320" calcext:value-type="float">
            <text:p>1391320</text:p>
          </table:table-cell>
          <table:table-cell office:value-type="float" office:value="1217662" calcext:value-type="float">
            <text:p>1217662</text:p>
          </table:table-cell>
          <table:table-cell office:value-type="float" office:value="173658" calcext:value-type="float">
            <text:p>173658</text:p>
          </table:table-cell>
          <table:table-cell/>
          <table:table-cell office:value-type="float" office:value="50012" calcext:value-type="float">
            <text:p>50012</text:p>
          </table:table-cell>
          <table:table-cell office:value-type="float" office:value="46269" calcext:value-type="float">
            <text:p>46269</text:p>
          </table:table-cell>
          <table:table-cell office:value-type="float" office:value="3743" calcext:value-type="float">
            <text:p>3743</text:p>
          </table:table-cell>
          <table:table-cell/>
          <table:table-cell office:value-type="float" office:value="46205" calcext:value-type="float">
            <text:p>46205</text:p>
          </table:table-cell>
          <table:table-cell office:value-type="float" office:value="39105" calcext:value-type="float">
            <text:p>39105</text:p>
          </table:table-cell>
          <table:table-cell office:value-type="float" office:value="7100" calcext:value-type="float">
            <text:p>7100</text:p>
          </table:table-cell>
          <table:table-cell/>
          <table:table-cell table:formula="of:=[.M4]/([.E4]+[.I4]+[.M4])" office:value-type="percentage" office:value="0.0384821762483672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411649" calcext:value-type="float">
            <text:p>1411649</text:p>
          </table:table-cell>
          <table:table-cell office:value-type="float" office:value="1237673" calcext:value-type="float">
            <text:p>1237673</text:p>
          </table:table-cell>
          <table:table-cell office:value-type="float" office:value="173976" calcext:value-type="float">
            <text:p>173976</text:p>
          </table:table-cell>
          <table:table-cell/>
          <table:table-cell office:value-type="float" office:value="49861" calcext:value-type="float">
            <text:p>49861</text:p>
          </table:table-cell>
          <table:table-cell office:value-type="float" office:value="45314" calcext:value-type="float">
            <text:p>45314</text:p>
          </table:table-cell>
          <table:table-cell office:value-type="float" office:value="4547" calcext:value-type="float">
            <text:p>4547</text:p>
          </table:table-cell>
          <table:table-cell/>
          <table:table-cell office:value-type="float" office:value="35781" calcext:value-type="float">
            <text:p>35781</text:p>
          </table:table-cell>
          <table:table-cell office:value-type="float" office:value="29736" calcext:value-type="float">
            <text:p>29736</text:p>
          </table:table-cell>
          <table:table-cell office:value-type="float" office:value="6045" calcext:value-type="float">
            <text:p>6045</text:p>
          </table:table-cell>
          <table:table-cell/>
          <table:table-cell table:formula="of:=[.M5]/([.E5]+[.I5]+[.M5])" office:value-type="percentage" office:value="0.0327521563868059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402041" calcext:value-type="float">
            <text:p>1402041</text:p>
          </table:table-cell>
          <table:table-cell office:value-type="float" office:value="1227784" calcext:value-type="float">
            <text:p>1227784</text:p>
          </table:table-cell>
          <table:table-cell office:value-type="float" office:value="174257" calcext:value-type="float">
            <text:p>174257</text:p>
          </table:table-cell>
          <table:table-cell/>
          <table:table-cell office:value-type="float" office:value="51861" calcext:value-type="float">
            <text:p>51861</text:p>
          </table:table-cell>
          <table:table-cell office:value-type="float" office:value="47832" calcext:value-type="float">
            <text:p>47832</text:p>
          </table:table-cell>
          <table:table-cell office:value-type="float" office:value="4029" calcext:value-type="float">
            <text:p>4029</text:p>
          </table:table-cell>
          <table:table-cell/>
          <table:table-cell office:value-type="float" office:value="39250" calcext:value-type="float">
            <text:p>39250</text:p>
          </table:table-cell>
          <table:table-cell office:value-type="float" office:value="33083" calcext:value-type="float">
            <text:p>33083</text:p>
          </table:table-cell>
          <table:table-cell office:value-type="float" office:value="6167" calcext:value-type="float">
            <text:p>6167</text:p>
          </table:table-cell>
          <table:table-cell/>
          <table:table-cell table:formula="of:=[.M6]/([.E6]+[.I6]+[.M6])" office:value-type="percentage" office:value="0.0334339913148607" calcext:value-type="percentage">
            <text:p>3.3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406403" calcext:value-type="float">
            <text:p>1406403</text:p>
          </table:table-cell>
          <table:table-cell office:value-type="float" office:value="1232402" calcext:value-type="float">
            <text:p>1232402</text:p>
          </table:table-cell>
          <table:table-cell office:value-type="float" office:value="174001" calcext:value-type="float">
            <text:p>174001</text:p>
          </table:table-cell>
          <table:table-cell/>
          <table:table-cell office:value-type="float" office:value="49723" calcext:value-type="float">
            <text:p>49723</text:p>
          </table:table-cell>
          <table:table-cell office:value-type="float" office:value="45342" calcext:value-type="float">
            <text:p>45342</text:p>
          </table:table-cell>
          <table:table-cell office:value-type="float" office:value="4381" calcext:value-type="float">
            <text:p>4381</text:p>
          </table:table-cell>
          <table:table-cell/>
          <table:table-cell office:value-type="float" office:value="38105" calcext:value-type="float">
            <text:p>38105</text:p>
          </table:table-cell>
          <table:table-cell office:value-type="float" office:value="32039" calcext:value-type="float">
            <text:p>32039</text:p>
          </table:table-cell>
          <table:table-cell office:value-type="float" office:value="6066" calcext:value-type="float">
            <text:p>6066</text:p>
          </table:table-cell>
          <table:table-cell/>
          <table:table-cell table:formula="of:=[.M7]/([.E7]+[.I7]+[.M7])" office:value-type="percentage" office:value="0.0328873178348369" calcext:value-type="percentage">
            <text:p>3.2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91145" calcext:value-type="float">
            <text:p>491145</text:p>
          </table:table-cell>
          <table:table-cell office:value-type="float" office:value="316771" calcext:value-type="float">
            <text:p>316771</text:p>
          </table:table-cell>
          <table:table-cell office:value-type="float" office:value="174374" calcext:value-type="float">
            <text:p>174374</text:p>
          </table:table-cell>
          <table:table-cell/>
          <table:table-cell office:value-type="float" office:value="17667" calcext:value-type="float">
            <text:p>17667</text:p>
          </table:table-cell>
          <table:table-cell office:value-type="float" office:value="13641" calcext:value-type="float">
            <text:p>13641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14651" calcext:value-type="float">
            <text:p>14651</text:p>
          </table:table-cell>
          <table:table-cell office:value-type="float" office:value="8415" calcext:value-type="float">
            <text:p>8415</text:p>
          </table:table-cell>
          <table:table-cell office:value-type="float" office:value="6236" calcext:value-type="float">
            <text:p>6236</text:p>
          </table:table-cell>
          <table:table-cell/>
          <table:table-cell table:formula="of:=[.M8]/([.E8]+[.I8]+[.M8])" office:value-type="percentage" office:value="0.0337745618405945" calcext:value-type="percentage">
            <text:p>3.3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403583" calcext:value-type="float">
            <text:p>1403583</text:p>
          </table:table-cell>
          <table:table-cell office:value-type="float" office:value="1229503" calcext:value-type="float">
            <text:p>1229503</text:p>
          </table:table-cell>
          <table:table-cell office:value-type="float" office:value="174080" calcext:value-type="float">
            <text:p>174080</text:p>
          </table:table-cell>
          <table:table-cell/>
          <table:table-cell office:value-type="float" office:value="49900" calcext:value-type="float">
            <text:p>49900</text:p>
          </table:table-cell>
          <table:table-cell office:value-type="float" office:value="45670" calcext:value-type="float">
            <text:p>45670</text:p>
          </table:table-cell>
          <table:table-cell office:value-type="float" office:value="4230" calcext:value-type="float">
            <text:p>4230</text:p>
          </table:table-cell>
          <table:table-cell/>
          <table:table-cell office:value-type="float" office:value="38904" calcext:value-type="float">
            <text:p>38904</text:p>
          </table:table-cell>
          <table:table-cell office:value-type="float" office:value="32915" calcext:value-type="float">
            <text:p>32915</text:p>
          </table:table-cell>
          <table:table-cell office:value-type="float" office:value="5989" calcext:value-type="float">
            <text:p>5989</text:p>
          </table:table-cell>
          <table:table-cell/>
          <table:table-cell table:formula="of:=[.M9]/([.E9]+[.I9]+[.M9])" office:value-type="percentage" office:value="0.0324961068698148" calcext:value-type="percentage">
            <text:p>3.2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432349" calcext:value-type="float">
            <text:p>1432349</text:p>
          </table:table-cell>
          <table:table-cell office:value-type="float" office:value="1255977" calcext:value-type="float">
            <text:p>1255977</text:p>
          </table:table-cell>
          <table:table-cell office:value-type="float" office:value="176372" calcext:value-type="float">
            <text:p>176372</text:p>
          </table:table-cell>
          <table:table-cell/>
          <table:table-cell office:value-type="float" office:value="38154" calcext:value-type="float">
            <text:p>38154</text:p>
          </table:table-cell>
          <table:table-cell office:value-type="float" office:value="34890" calcext:value-type="float">
            <text:p>34890</text:p>
          </table:table-cell>
          <table:table-cell office:value-type="float" office:value="3264" calcext:value-type="float">
            <text:p>3264</text:p>
          </table:table-cell>
          <table:table-cell/>
          <table:table-cell office:value-type="float" office:value="29876" calcext:value-type="float">
            <text:p>29876</text:p>
          </table:table-cell>
          <table:table-cell office:value-type="float" office:value="25184" calcext:value-type="float">
            <text:p>25184</text:p>
          </table:table-cell>
          <table:table-cell office:value-type="float" office:value="4692" calcext:value-type="float">
            <text:p>4692</text:p>
          </table:table-cell>
          <table:table-cell/>
          <table:table-cell table:formula="of:=[.M10]/([.E10]+[.I10]+[.M10])" office:value-type="percentage" office:value="0.0254546243652619" calcext:value-type="percentage">
            <text:p>2.5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437408" calcext:value-type="float">
            <text:p>1437408</text:p>
          </table:table-cell>
          <table:table-cell office:value-type="float" office:value="1260384" calcext:value-type="float">
            <text:p>1260384</text:p>
          </table:table-cell>
          <table:table-cell office:value-type="float" office:value="177024" calcext:value-type="float">
            <text:p>177024</text:p>
          </table:table-cell>
          <table:table-cell/>
          <table:table-cell office:value-type="float" office:value="36996" calcext:value-type="float">
            <text:p>36996</text:p>
          </table:table-cell>
          <table:table-cell office:value-type="float" office:value="33894" calcext:value-type="float">
            <text:p>33894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27245" calcext:value-type="float">
            <text:p>27245</text:p>
          </table:table-cell>
          <table:table-cell office:value-type="float" office:value="22920" calcext:value-type="float">
            <text:p>22920</text:p>
          </table:table-cell>
          <table:table-cell office:value-type="float" office:value="4325" calcext:value-type="float">
            <text:p>4325</text:p>
          </table:table-cell>
          <table:table-cell/>
          <table:table-cell table:formula="of:=[.M11]/([.E11]+[.I11]+[.M11])" office:value-type="percentage" office:value="0.0234479617893099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398587" calcext:value-type="float">
            <text:p>1398587</text:p>
          </table:table-cell>
          <table:table-cell office:value-type="float" office:value="1225088" calcext:value-type="float">
            <text:p>1225088</text:p>
          </table:table-cell>
          <table:table-cell office:value-type="float" office:value="173499" calcext:value-type="float">
            <text:p>173499</text:p>
          </table:table-cell>
          <table:table-cell/>
          <table:table-cell office:value-type="float" office:value="52536" calcext:value-type="float">
            <text:p>52536</text:p>
          </table:table-cell>
          <table:table-cell office:value-type="float" office:value="48408" calcext:value-type="float">
            <text:p>48408</text:p>
          </table:table-cell>
          <table:table-cell office:value-type="float" office:value="4128" calcext:value-type="float">
            <text:p>4128</text:p>
          </table:table-cell>
          <table:table-cell/>
          <table:table-cell office:value-type="float" office:value="42146" calcext:value-type="float">
            <text:p>42146</text:p>
          </table:table-cell>
          <table:table-cell office:value-type="float" office:value="35316" calcext:value-type="float">
            <text:p>35316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M12]/([.E12]+[.I12]+[.M12])" office:value-type="percentage" office:value="0.0370275999284386" calcext:value-type="percentage">
            <text:p>3.7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382815" calcext:value-type="float">
            <text:p>1382815</text:p>
          </table:table-cell>
          <table:table-cell office:value-type="float" office:value="1210362" calcext:value-type="float">
            <text:p>1210362</text:p>
          </table:table-cell>
          <table:table-cell office:value-type="float" office:value="172453" calcext:value-type="float">
            <text:p>172453</text:p>
          </table:table-cell>
          <table:table-cell/>
          <table:table-cell office:value-type="float" office:value="54854" calcext:value-type="float">
            <text:p>54854</text:p>
          </table:table-cell>
          <table:table-cell office:value-type="float" office:value="50569" calcext:value-type="float">
            <text:p>50569</text:p>
          </table:table-cell>
          <table:table-cell office:value-type="float" office:value="4285" calcext:value-type="float">
            <text:p>4285</text:p>
          </table:table-cell>
          <table:table-cell/>
          <table:table-cell office:value-type="float" office:value="48109" calcext:value-type="float">
            <text:p>48109</text:p>
          </table:table-cell>
          <table:table-cell office:value-type="float" office:value="40345" calcext:value-type="float">
            <text:p>40345</text:p>
          </table:table-cell>
          <table:table-cell office:value-type="float" office:value="7764" calcext:value-type="float">
            <text:p>7764</text:p>
          </table:table-cell>
          <table:table-cell/>
          <table:table-cell table:formula="of:=[.M13]/([.E13]+[.I13]+[.M13])" office:value-type="percentage" office:value="0.0420808446520905" calcext:value-type="percentage">
            <text:p>4.2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392837" calcext:value-type="float">
            <text:p>1392837</text:p>
          </table:table-cell>
          <table:table-cell office:value-type="float" office:value="1220088" calcext:value-type="float">
            <text:p>1220088</text:p>
          </table:table-cell>
          <table:table-cell office:value-type="float" office:value="172749" calcext:value-type="float">
            <text:p>172749</text:p>
          </table:table-cell>
          <table:table-cell/>
          <table:table-cell office:value-type="float" office:value="55797" calcext:value-type="float">
            <text:p>55797</text:p>
          </table:table-cell>
          <table:table-cell office:value-type="float" office:value="50794" calcext:value-type="float">
            <text:p>50794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float" office:value="43143" calcext:value-type="float">
            <text:p>43143</text:p>
          </table:table-cell>
          <table:table-cell office:value-type="float" office:value="36256" calcext:value-type="float">
            <text:p>36256</text:p>
          </table:table-cell>
          <table:table-cell office:value-type="float" office:value="6887" calcext:value-type="float">
            <text:p>6887</text:p>
          </table:table-cell>
          <table:table-cell/>
          <table:table-cell table:formula="of:=[.M14]/([.E14]+[.I14]+[.M14])" office:value-type="percentage" office:value="0.0372998120657066" calcext:value-type="percentage">
            <text:p>3.7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399674" calcext:value-type="float">
            <text:p>1399674</text:p>
          </table:table-cell>
          <table:table-cell office:value-type="float" office:value="1226080" calcext:value-type="float">
            <text:p>1226080</text:p>
          </table:table-cell>
          <table:table-cell office:value-type="float" office:value="173594" calcext:value-type="float">
            <text:p>173594</text:p>
          </table:table-cell>
          <table:table-cell/>
          <table:table-cell office:value-type="float" office:value="52048" calcext:value-type="float">
            <text:p>52048</text:p>
          </table:table-cell>
          <table:table-cell office:value-type="float" office:value="47552" calcext:value-type="float">
            <text:p>47552</text:p>
          </table:table-cell>
          <table:table-cell office:value-type="float" office:value="4496" calcext:value-type="float">
            <text:p>4496</text:p>
          </table:table-cell>
          <table:table-cell/>
          <table:table-cell office:value-type="float" office:value="39216" calcext:value-type="float">
            <text:p>39216</text:p>
          </table:table-cell>
          <table:table-cell office:value-type="float" office:value="32785" calcext:value-type="float">
            <text:p>32785</text:p>
          </table:table-cell>
          <table:table-cell office:value-type="float" office:value="6431" calcext:value-type="float">
            <text:p>6431</text:p>
          </table:table-cell>
          <table:table-cell/>
          <table:table-cell table:formula="of:=[.M15]/([.E15]+[.I15]+[.M15])" office:value-type="percentage" office:value="0.0348524016236634" calcext:value-type="percentage">
            <text:p>3.4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398643" calcext:value-type="float">
            <text:p>1398643</text:p>
          </table:table-cell>
          <table:table-cell office:value-type="float" office:value="1225267" calcext:value-type="float">
            <text:p>1225267</text:p>
          </table:table-cell>
          <table:table-cell office:value-type="float" office:value="173376" calcext:value-type="float">
            <text:p>173376</text:p>
          </table:table-cell>
          <table:table-cell/>
          <table:table-cell office:value-type="float" office:value="55001" calcext:value-type="float">
            <text:p>55001</text:p>
          </table:table-cell>
          <table:table-cell office:value-type="float" office:value="50336" calcext:value-type="float">
            <text:p>50336</text:p>
          </table:table-cell>
          <table:table-cell office:value-type="float" office:value="4665" calcext:value-type="float">
            <text:p>4665</text:p>
          </table:table-cell>
          <table:table-cell/>
          <table:table-cell office:value-type="float" office:value="39404" calcext:value-type="float">
            <text:p>39404</text:p>
          </table:table-cell>
          <table:table-cell office:value-type="float" office:value="32956" calcext:value-type="float">
            <text:p>32956</text:p>
          </table:table-cell>
          <table:table-cell office:value-type="float" office:value="6448" calcext:value-type="float">
            <text:p>6448</text:p>
          </table:table-cell>
          <table:table-cell/>
          <table:table-cell table:formula="of:=[.M16]/([.E16]+[.I16]+[.M16])" office:value-type="percentage" office:value="0.0349505932603028" calcext:value-type="percentage">
            <text:p>3.50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385432" calcext:value-type="float">
            <text:p>1385432</text:p>
          </table:table-cell>
          <table:table-cell office:value-type="float" office:value="1213028" calcext:value-type="float">
            <text:p>1213028</text:p>
          </table:table-cell>
          <table:table-cell office:value-type="float" office:value="172404" calcext:value-type="float">
            <text:p>172404</text:p>
          </table:table-cell>
          <table:table-cell/>
          <table:table-cell office:value-type="float" office:value="53827" calcext:value-type="float">
            <text:p>53827</text:p>
          </table:table-cell>
          <table:table-cell office:value-type="float" office:value="49314" calcext:value-type="float">
            <text:p>49314</text:p>
          </table:table-cell>
          <table:table-cell office:value-type="float" office:value="4513" calcext:value-type="float">
            <text:p>4513</text:p>
          </table:table-cell>
          <table:table-cell/>
          <table:table-cell office:value-type="float" office:value="47237" calcext:value-type="float">
            <text:p>47237</text:p>
          </table:table-cell>
          <table:table-cell office:value-type="float" office:value="39631" calcext:value-type="float">
            <text:p>39631</text:p>
          </table:table-cell>
          <table:table-cell office:value-type="float" office:value="7606" calcext:value-type="float">
            <text:p>7606</text:p>
          </table:table-cell>
          <table:table-cell/>
          <table:table-cell table:formula="of:=[.M17]/([.E17]+[.I17]+[.M17])" office:value-type="percentage" office:value="0.04121979373845" calcext:value-type="percentage">
            <text:p>4.1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89084" calcext:value-type="float">
            <text:p>489084</text:p>
          </table:table-cell>
          <table:table-cell office:value-type="float" office:value="316525" calcext:value-type="float">
            <text:p>316525</text:p>
          </table:table-cell>
          <table:table-cell office:value-type="float" office:value="172559" calcext:value-type="float">
            <text:p>172559</text:p>
          </table:table-cell>
          <table:table-cell/>
          <table:table-cell office:value-type="float" office:value="18814" calcext:value-type="float">
            <text:p>18814</text:p>
          </table:table-cell>
          <table:table-cell office:value-type="float" office:value="14281" calcext:value-type="float">
            <text:p>14281</text:p>
          </table:table-cell>
          <table:table-cell office:value-type="float" office:value="4533" calcext:value-type="float">
            <text:p>4533</text:p>
          </table:table-cell>
          <table:table-cell/>
          <table:table-cell office:value-type="float" office:value="16184" calcext:value-type="float">
            <text:p>16184</text:p>
          </table:table-cell>
          <table:table-cell office:value-type="float" office:value="8912" calcext:value-type="float">
            <text:p>8912</text:p>
          </table:table-cell>
          <table:table-cell office:value-type="float" office:value="7272" calcext:value-type="float">
            <text:p>7272</text:p>
          </table:table-cell>
          <table:table-cell/>
          <table:table-cell table:formula="of:=[.M18]/([.E18]+[.I18]+[.M18])" office:value-type="percentage" office:value="0.0394437091840056" calcext:value-type="percentage">
            <text:p>3.9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392850" calcext:value-type="float">
            <text:p>1392850</text:p>
          </table:table-cell>
          <table:table-cell office:value-type="float" office:value="1219418" calcext:value-type="float">
            <text:p>1219418</text:p>
          </table:table-cell>
          <table:table-cell office:value-type="float" office:value="173432" calcext:value-type="float">
            <text:p>173432</text:p>
          </table:table-cell>
          <table:table-cell/>
          <table:table-cell office:value-type="float" office:value="51376" calcext:value-type="float">
            <text:p>51376</text:p>
          </table:table-cell>
          <table:table-cell office:value-type="float" office:value="47342" calcext:value-type="float">
            <text:p>47342</text:p>
          </table:table-cell>
          <table:table-cell office:value-type="float" office:value="4034" calcext:value-type="float">
            <text:p>4034</text:p>
          </table:table-cell>
          <table:table-cell/>
          <table:table-cell office:value-type="float" office:value="43424" calcext:value-type="float">
            <text:p>43424</text:p>
          </table:table-cell>
          <table:table-cell office:value-type="float" office:value="36474" calcext:value-type="float">
            <text:p>36474</text:p>
          </table:table-cell>
          <table:table-cell office:value-type="float" office:value="6950" calcext:value-type="float">
            <text:p>6950</text:p>
          </table:table-cell>
          <table:table-cell/>
          <table:table-cell table:formula="of:=[.M19]/([.E19]+[.I19]+[.M19])" office:value-type="percentage" office:value="0.0376865347909075" calcext:value-type="percentage">
            <text:p>3.7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404626" calcext:value-type="float">
            <text:p>1404626</text:p>
          </table:table-cell>
          <table:table-cell office:value-type="float" office:value="1229762" calcext:value-type="float">
            <text:p>1229762</text:p>
          </table:table-cell>
          <table:table-cell office:value-type="float" office:value="174864" calcext:value-type="float">
            <text:p>174864</text:p>
          </table:table-cell>
          <table:table-cell/>
          <table:table-cell office:value-type="float" office:value="44590" calcext:value-type="float">
            <text:p>44590</text:p>
          </table:table-cell>
          <table:table-cell office:value-type="float" office:value="41153" calcext:value-type="float">
            <text:p>41153</text:p>
          </table:table-cell>
          <table:table-cell office:value-type="float" office:value="3437" calcext:value-type="float">
            <text:p>3437</text:p>
          </table:table-cell>
          <table:table-cell/>
          <table:table-cell office:value-type="float" office:value="40172" calcext:value-type="float">
            <text:p>40172</text:p>
          </table:table-cell>
          <table:table-cell office:value-type="float" office:value="34155" calcext:value-type="float">
            <text:p>34155</text:p>
          </table:table-cell>
          <table:table-cell office:value-type="float" office:value="6017" calcext:value-type="float">
            <text:p>6017</text:p>
          </table:table-cell>
          <table:table-cell/>
          <table:table-cell table:formula="of:=[.M20]/([.E20]+[.I20]+[.M20])" office:value-type="percentage" office:value="0.0326446684534337" calcext:value-type="percentage">
            <text:p>3.2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398146" calcext:value-type="float">
            <text:p>1398146</text:p>
          </table:table-cell>
          <table:table-cell office:value-type="float" office:value="1223852" calcext:value-type="float">
            <text:p>1223852</text:p>
          </table:table-cell>
          <table:table-cell office:value-type="float" office:value="174294" calcext:value-type="float">
            <text:p>174294</text:p>
          </table:table-cell>
          <table:table-cell/>
          <table:table-cell office:value-type="float" office:value="49193" calcext:value-type="float">
            <text:p>49193</text:p>
          </table:table-cell>
          <table:table-cell office:value-type="float" office:value="45364" calcext:value-type="float">
            <text:p>45364</text:p>
          </table:table-cell>
          <table:table-cell office:value-type="float" office:value="3829" calcext:value-type="float">
            <text:p>3829</text:p>
          </table:table-cell>
          <table:table-cell/>
          <table:table-cell office:value-type="float" office:value="40665" calcext:value-type="float">
            <text:p>40665</text:p>
          </table:table-cell>
          <table:table-cell office:value-type="float" office:value="34370" calcext:value-type="float">
            <text:p>34370</text:p>
          </table:table-cell>
          <table:table-cell office:value-type="float" office:value="6295" calcext:value-type="float">
            <text:p>6295</text:p>
          </table:table-cell>
          <table:table-cell/>
          <table:table-cell table:formula="of:=[.M21]/([.E21]+[.I21]+[.M21])" office:value-type="percentage" office:value="0.0341344120422085" calcext:value-type="percentage">
            <text:p>3.41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375141" calcext:value-type="float">
            <text:p>1375141</text:p>
          </table:table-cell>
          <table:table-cell office:value-type="float" office:value="1203092" calcext:value-type="float">
            <text:p>1203092</text:p>
          </table:table-cell>
          <table:table-cell office:value-type="float" office:value="172049" calcext:value-type="float">
            <text:p>172049</text:p>
          </table:table-cell>
          <table:table-cell/>
          <table:table-cell office:value-type="float" office:value="55175" calcext:value-type="float">
            <text:p>55175</text:p>
          </table:table-cell>
          <table:table-cell office:value-type="float" office:value="50854" calcext:value-type="float">
            <text:p>50854</text:p>
          </table:table-cell>
          <table:table-cell office:value-type="float" office:value="4321" calcext:value-type="float">
            <text:p>4321</text:p>
          </table:table-cell>
          <table:table-cell/>
          <table:table-cell office:value-type="float" office:value="49548" calcext:value-type="float">
            <text:p>49548</text:p>
          </table:table-cell>
          <table:table-cell office:value-type="float" office:value="41459" calcext:value-type="float">
            <text:p>41459</text:p>
          </table:table-cell>
          <table:table-cell office:value-type="float" office:value="8089" calcext:value-type="float">
            <text:p>8089</text:p>
          </table:table-cell>
          <table:table-cell/>
          <table:table-cell table:formula="of:=[.M22]/([.E22]+[.I22]+[.M22])" office:value-type="percentage" office:value="0.0438525634422826" calcext:value-type="percentage">
            <text:p>4.3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390461" calcext:value-type="float">
            <text:p>1390461</text:p>
          </table:table-cell>
          <table:table-cell office:value-type="float" office:value="1216845" calcext:value-type="float">
            <text:p>1216845</text:p>
          </table:table-cell>
          <table:table-cell office:value-type="float" office:value="173616" calcext:value-type="float">
            <text:p>173616</text:p>
          </table:table-cell>
          <table:table-cell/>
          <table:table-cell office:value-type="float" office:value="53216" calcext:value-type="float">
            <text:p>53216</text:p>
          </table:table-cell>
          <table:table-cell office:value-type="float" office:value="48932" calcext:value-type="float">
            <text:p>48932</text:p>
          </table:table-cell>
          <table:table-cell office:value-type="float" office:value="4284" calcext:value-type="float">
            <text:p>4284</text:p>
          </table:table-cell>
          <table:table-cell/>
          <table:table-cell office:value-type="float" office:value="42051" calcext:value-type="float">
            <text:p>42051</text:p>
          </table:table-cell>
          <table:table-cell office:value-type="float" office:value="35470" calcext:value-type="float">
            <text:p>35470</text:p>
          </table:table-cell>
          <table:table-cell office:value-type="float" office:value="6581" calcext:value-type="float">
            <text:p>6581</text:p>
          </table:table-cell>
          <table:table-cell/>
          <table:table-cell table:formula="of:=[.M23]/([.E23]+[.I23]+[.M23])" office:value-type="percentage" office:value="0.0356730503412275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410740" calcext:value-type="float">
            <text:p>1410740</text:p>
          </table:table-cell>
          <table:table-cell office:value-type="float" office:value="1235192" calcext:value-type="float">
            <text:p>1235192</text:p>
          </table:table-cell>
          <table:table-cell office:value-type="float" office:value="175548" calcext:value-type="float">
            <text:p>175548</text:p>
          </table:table-cell>
          <table:table-cell/>
          <table:table-cell office:value-type="float" office:value="45741" calcext:value-type="float">
            <text:p>45741</text:p>
          </table:table-cell>
          <table:table-cell office:value-type="float" office:value="41994" calcext:value-type="float">
            <text:p>41994</text:p>
          </table:table-cell>
          <table:table-cell office:value-type="float" office:value="3747" calcext:value-type="float">
            <text:p>3747</text:p>
          </table:table-cell>
          <table:table-cell/>
          <table:table-cell office:value-type="float" office:value="34352" calcext:value-type="float">
            <text:p>34352</text:p>
          </table:table-cell>
          <table:table-cell office:value-type="float" office:value="29273" calcext:value-type="float">
            <text:p>29273</text:p>
          </table:table-cell>
          <table:table-cell office:value-type="float" office:value="5079" calcext:value-type="float">
            <text:p>5079</text:p>
          </table:table-cell>
          <table:table-cell/>
          <table:table-cell table:formula="of:=[.M24]/([.E24]+[.I24]+[.M24])" office:value-type="percentage" office:value="0.0275472680529793" calcext:value-type="percentage">
            <text:p>2.7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88280" calcext:value-type="float">
            <text:p>488280</text:p>
          </table:table-cell>
          <table:table-cell office:value-type="float" office:value="315237" calcext:value-type="float">
            <text:p>315237</text:p>
          </table:table-cell>
          <table:table-cell office:value-type="float" office:value="173043" calcext:value-type="float">
            <text:p>173043</text:p>
          </table:table-cell>
          <table:table-cell/>
          <table:table-cell office:value-type="float" office:value="19045" calcext:value-type="float">
            <text:p>19045</text:p>
          </table:table-cell>
          <table:table-cell office:value-type="float" office:value="14950" calcext:value-type="float">
            <text:p>14950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float" office:value="17139" calcext:value-type="float">
            <text:p>17139</text:p>
          </table:table-cell>
          <table:table-cell office:value-type="float" office:value="9819" calcext:value-type="float">
            <text:p>9819</text:p>
          </table:table-cell>
          <table:table-cell office:value-type="float" office:value="7320" calcext:value-type="float">
            <text:p>7320</text:p>
          </table:table-cell>
          <table:table-cell/>
          <table:table-cell table:formula="of:=[.M25]/([.E25]+[.I25]+[.M25])" office:value-type="percentage" office:value="0.0396838304654718" calcext:value-type="percentage">
            <text:p>3.9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405441" calcext:value-type="float">
            <text:p>1405441</text:p>
          </table:table-cell>
          <table:table-cell office:value-type="float" office:value="1230655" calcext:value-type="float">
            <text:p>1230655</text:p>
          </table:table-cell>
          <table:table-cell office:value-type="float" office:value="174786" calcext:value-type="float">
            <text:p>174786</text:p>
          </table:table-cell>
          <table:table-cell/>
          <table:table-cell office:value-type="float" office:value="47683" calcext:value-type="float">
            <text:p>47683</text:p>
          </table:table-cell>
          <table:table-cell office:value-type="float" office:value="43942" calcext:value-type="float">
            <text:p>43942</text:p>
          </table:table-cell>
          <table:table-cell office:value-type="float" office:value="3741" calcext:value-type="float">
            <text:p>3741</text:p>
          </table:table-cell>
          <table:table-cell/>
          <table:table-cell office:value-type="float" office:value="37774" calcext:value-type="float">
            <text:p>37774</text:p>
          </table:table-cell>
          <table:table-cell office:value-type="float" office:value="31720" calcext:value-type="float">
            <text:p>31720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M26]/([.E26]+[.I26]+[.M26])" office:value-type="percentage" office:value="0.032798608740878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390616" calcext:value-type="float">
            <text:p>1390616</text:p>
          </table:table-cell>
          <table:table-cell office:value-type="float" office:value="1217512" calcext:value-type="float">
            <text:p>1217512</text:p>
          </table:table-cell>
          <table:table-cell office:value-type="float" office:value="173104" calcext:value-type="float">
            <text:p>173104</text:p>
          </table:table-cell>
          <table:table-cell/>
          <table:table-cell office:value-type="float" office:value="54833" calcext:value-type="float">
            <text:p>54833</text:p>
          </table:table-cell>
          <table:table-cell office:value-type="float" office:value="50123" calcext:value-type="float">
            <text:p>50123</text:p>
          </table:table-cell>
          <table:table-cell office:value-type="float" office:value="4710" calcext:value-type="float">
            <text:p>4710</text:p>
          </table:table-cell>
          <table:table-cell/>
          <table:table-cell office:value-type="float" office:value="42169" calcext:value-type="float">
            <text:p>42169</text:p>
          </table:table-cell>
          <table:table-cell office:value-type="float" office:value="35381" calcext:value-type="float">
            <text:p>35381</text:p>
          </table:table-cell>
          <table:table-cell office:value-type="float" office:value="6788" calcext:value-type="float">
            <text:p>6788</text:p>
          </table:table-cell>
          <table:table-cell/>
          <table:table-cell table:formula="of:=[.M27]/([.E27]+[.I27]+[.M27])" office:value-type="percentage" office:value="0.0367709992307776" calcext:value-type="percentage">
            <text:p>3.6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420340" calcext:value-type="float">
            <text:p>1420340</text:p>
          </table:table-cell>
          <table:table-cell office:value-type="float" office:value="1244305" calcext:value-type="float">
            <text:p>1244305</text:p>
          </table:table-cell>
          <table:table-cell office:value-type="float" office:value="176035" calcext:value-type="float">
            <text:p>176035</text:p>
          </table:table-cell>
          <table:table-cell/>
          <table:table-cell office:value-type="float" office:value="45580" calcext:value-type="float">
            <text:p>45580</text:p>
          </table:table-cell>
          <table:table-cell office:value-type="float" office:value="42184" calcext:value-type="float">
            <text:p>42184</text:p>
          </table:table-cell>
          <table:table-cell office:value-type="float" office:value="3396" calcext:value-type="float">
            <text:p>3396</text:p>
          </table:table-cell>
          <table:table-cell/>
          <table:table-cell office:value-type="float" office:value="31022" calcext:value-type="float">
            <text:p>31022</text:p>
          </table:table-cell>
          <table:table-cell office:value-type="float" office:value="26202" calcext:value-type="float">
            <text:p>26202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[.M28]/([.E28]+[.I28]+[.M28])" office:value-type="percentage" office:value="0.0261599665673456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91927" calcext:value-type="float">
            <text:p>491927</text:p>
          </table:table-cell>
          <table:table-cell office:value-type="float" office:value="318068" calcext:value-type="float">
            <text:p>318068</text:p>
          </table:table-cell>
          <table:table-cell office:value-type="float" office:value="173859" calcext:value-type="float">
            <text:p>173859</text:p>
          </table:table-cell>
          <table:table-cell/>
          <table:table-cell office:value-type="float" office:value="17899" calcext:value-type="float">
            <text:p>17899</text:p>
          </table:table-cell>
          <table:table-cell office:value-type="float" office:value="13892" calcext:value-type="float">
            <text:p>13892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float" office:value="14244" calcext:value-type="float">
            <text:p>14244</text:p>
          </table:table-cell>
          <table:table-cell office:value-type="float" office:value="7664" calcext:value-type="float">
            <text:p>7664</text:p>
          </table:table-cell>
          <table:table-cell office:value-type="float" office:value="6580" calcext:value-type="float">
            <text:p>6580</text:p>
          </table:table-cell>
          <table:table-cell/>
          <table:table-cell table:formula="of:=[.M29]/([.E29]+[.I29]+[.M29])" office:value-type="percentage" office:value="0.0356743979267645" calcext:value-type="percentage">
            <text:p>3.5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392702" calcext:value-type="float">
            <text:p>1392702</text:p>
          </table:table-cell>
          <table:table-cell office:value-type="float" office:value="1219762" calcext:value-type="float">
            <text:p>1219762</text:p>
          </table:table-cell>
          <table:table-cell office:value-type="float" office:value="172940" calcext:value-type="float">
            <text:p>172940</text:p>
          </table:table-cell>
          <table:table-cell/>
          <table:table-cell office:value-type="float" office:value="54085" calcext:value-type="float">
            <text:p>54085</text:p>
          </table:table-cell>
          <table:table-cell office:value-type="float" office:value="49495" calcext:value-type="float">
            <text:p>49495</text:p>
          </table:table-cell>
          <table:table-cell office:value-type="float" office:value="4590" calcext:value-type="float">
            <text:p>4590</text:p>
          </table:table-cell>
          <table:table-cell/>
          <table:table-cell office:value-type="float" office:value="43540" calcext:value-type="float">
            <text:p>43540</text:p>
          </table:table-cell>
          <table:table-cell office:value-type="float" office:value="36645" calcext:value-type="float">
            <text:p>36645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M30]/([.E30]+[.I30]+[.M30])" office:value-type="percentage" office:value="0.0373864714653653" calcext:value-type="percentage">
            <text:p>3.74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396286" calcext:value-type="float">
            <text:p>1396286</text:p>
          </table:table-cell>
          <table:table-cell office:value-type="float" office:value="1222333" calcext:value-type="float">
            <text:p>1222333</text:p>
          </table:table-cell>
          <table:table-cell office:value-type="float" office:value="173953" calcext:value-type="float">
            <text:p>173953</text:p>
          </table:table-cell>
          <table:table-cell/>
          <table:table-cell office:value-type="float" office:value="49824" calcext:value-type="float">
            <text:p>49824</text:p>
          </table:table-cell>
          <table:table-cell office:value-type="float" office:value="45966" calcext:value-type="float">
            <text:p>45966</text:p>
          </table:table-cell>
          <table:table-cell office:value-type="float" office:value="3858" calcext:value-type="float">
            <text:p>3858</text:p>
          </table:table-cell>
          <table:table-cell/>
          <table:table-cell office:value-type="float" office:value="43202" calcext:value-type="float">
            <text:p>43202</text:p>
          </table:table-cell>
          <table:table-cell office:value-type="float" office:value="36400" calcext:value-type="float">
            <text:p>36400</text:p>
          </table:table-cell>
          <table:table-cell office:value-type="float" office:value="6802" calcext:value-type="float">
            <text:p>6802</text:p>
          </table:table-cell>
          <table:table-cell/>
          <table:table-cell table:formula="of:=[.M31]/([.E31]+[.I31]+[.M31])" office:value-type="percentage" office:value="0.0368446425766333" calcext:value-type="percentage">
            <text:p>3.6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410362" calcext:value-type="float">
            <text:p>1410362</text:p>
          </table:table-cell>
          <table:table-cell office:value-type="float" office:value="1235453" calcext:value-type="float">
            <text:p>1235453</text:p>
          </table:table-cell>
          <table:table-cell office:value-type="float" office:value="174909" calcext:value-type="float">
            <text:p>174909</text:p>
          </table:table-cell>
          <table:table-cell/>
          <table:table-cell office:value-type="float" office:value="49676" calcext:value-type="float">
            <text:p>49676</text:p>
          </table:table-cell>
          <table:table-cell office:value-type="float" office:value="45627" calcext:value-type="float">
            <text:p>45627</text:p>
          </table:table-cell>
          <table:table-cell office:value-type="float" office:value="4049" calcext:value-type="float">
            <text:p>4049</text:p>
          </table:table-cell>
          <table:table-cell/>
          <table:table-cell office:value-type="float" office:value="34663" calcext:value-type="float">
            <text:p>34663</text:p>
          </table:table-cell>
          <table:table-cell office:value-type="float" office:value="29246" calcext:value-type="float">
            <text:p>29246</text:p>
          </table:table-cell>
          <table:table-cell office:value-type="float" office:value="5417" calcext:value-type="float">
            <text:p>5417</text:p>
          </table:table-cell>
          <table:table-cell/>
          <table:table-cell table:formula="of:=[.M32]/([.E32]+[.I32]+[.M32])" office:value-type="percentage" office:value="0.0293803389830508" calcext:value-type="percentage">
            <text:p>2.94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394138" calcext:value-type="float">
            <text:p>1394138</text:p>
          </table:table-cell>
          <table:table-cell office:value-type="float" office:value="1220425" calcext:value-type="float">
            <text:p>1220425</text:p>
          </table:table-cell>
          <table:table-cell office:value-type="float" office:value="173713" calcext:value-type="float">
            <text:p>173713</text:p>
          </table:table-cell>
          <table:table-cell/>
          <table:table-cell office:value-type="float" office:value="49900" calcext:value-type="float">
            <text:p>49900</text:p>
          </table:table-cell>
          <table:table-cell office:value-type="float" office:value="45903" calcext:value-type="float">
            <text:p>45903</text:p>
          </table:table-cell>
          <table:table-cell office:value-type="float" office:value="3997" calcext:value-type="float">
            <text:p>3997</text:p>
          </table:table-cell>
          <table:table-cell/>
          <table:table-cell office:value-type="float" office:value="43440" calcext:value-type="float">
            <text:p>43440</text:p>
          </table:table-cell>
          <table:table-cell office:value-type="float" office:value="36588" calcext:value-type="float">
            <text:p>3658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M33]/([.E33]+[.I33]+[.M33])" office:value-type="percentage" office:value="0.0371257355251894" calcext:value-type="percentage">
            <text:p>3.71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342060383914394" calcext:value-type="percentage">
            <text:p>3.4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3:17:56.316207378</dc:date>
    <meta:editing-duration>PT2M48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